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Liststycke" style:list-style-name="LFO1" style:family="paragraph">
      <style:text-properties fo:language="en" fo:country="US"/>
    </style:style>
    <style:style style:name="P6" style:parent-style-name="Liststycke" style:list-style-name="LFO1" style:family="paragraph">
      <style:text-properties fo:language="en" fo:country="US"/>
    </style:style>
    <style:style style:name="P7" style:parent-style-name="Liststycke" style:list-style-name="LFO1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Liststycke" style:list-style-name="LFO2" style:family="paragraph">
      <style:text-properties fo:language="en" fo:country="US"/>
    </style:style>
    <style:style style:name="P14" style:parent-style-name="Liststycke" style:list-style-name="LFO2" style:family="paragraph">
      <style:text-properties fo:language="en" fo:country="US"/>
    </style:style>
    <style:style style:name="P15" style:parent-style-name="Liststycke" style:list-style-name="LFO2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Liststycke" style:list-style-name="LFO3" style:family="paragraph">
      <style:text-properties fo:language="en" fo:country="US"/>
    </style:style>
    <style:style style:name="P25" style:parent-style-name="Liststycke" style:list-style-name="LFO3" style:family="paragraph">
      <style:text-properties fo:language="en" fo:country="US"/>
    </style:style>
    <style:style style:name="P26" style:parent-style-name="Liststycke" style:list-style-name="LFO3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Liststycke" style:list-style-name="LFO4" style:family="paragraph">
      <style:text-properties fo:language="en" fo:country="US"/>
    </style:style>
    <style:style style:name="P32" style:parent-style-name="Liststycke" style:list-style-name="LFO4" style:family="paragraph">
      <style:text-properties fo:language="en" fo:country="US"/>
    </style:style>
    <style:style style:name="P33" style:parent-style-name="Liststycke" style:list-style-name="LFO4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Liststycke" style:list-style-name="LFO5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Liststycke" style:list-style-name="LFO6" style:family="paragraph">
      <style:text-properties fo:language="en" fo:country="US"/>
    </style:style>
    <style:style style:name="P42" style:parent-style-name="Liststycke" style:list-style-name="LFO6" style:family="paragraph">
      <style:text-properties fo:language="en" fo:country="US"/>
    </style:style>
    <style:style style:name="P43" style:parent-style-name="Liststycke" style:family="paragraph">
      <style:text-properties fo:language="en" fo:country="US"/>
    </style:style>
    <style:style style:name="P44" style:parent-style-name="Liststycke" style:family="paragraph">
      <style:text-properties fo:language="en" fo:country="US"/>
    </style:style>
    <style:style style:name="P45" style:parent-style-name="Liststycke" style:family="paragraph">
      <style:text-properties fo:language="en" fo:country="US"/>
    </style:style>
    <style:style style:name="P46" style:parent-style-name="Liststycke" style:family="paragraph">
      <style:text-properties fo:language="en" fo:country="US"/>
    </style:style>
    <style:style style:name="P47" style:parent-style-name="Liststycke" style:family="paragraph">
      <style:text-properties fo:language="en" fo:country="US"/>
    </style:style>
    <style:style style:name="P48" style:parent-style-name="Liststycke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</office:automatic-styles>
  <office:body>
    <office:text text:use-soft-page-breaks="true">
      <text:p text:style-name="P1">Rum 1: You lost your cat and you ran after it, it ran towards a castle and you fell through a trapdoor. When you got up you saw nothing but darkness. You must find your cat. Here is<text:s/>where your story begins.</text:p>
      <text:p text:style-name="P2"/>
      <text:p text:style-name="P3">What do you need?</text:p>
      <text:p text:style-name="P4"/>
      <text:list text:style-name="LFO1" text:continue-numbering="true">
        <text:list-item>
          <text:p text:style-name="P5">Torch <text:s text:c="2"/>- <text:s/>you light the torch and it illuminates the room, now you can see</text:p>
        </text:list-item>
        <text:list-item>
          <text:p text:style-name="P6">Rock <text:s text:c="2"/>- <text:s/>you don’t know how to use the rock to get out</text:p>
        </text:list-item>
        <text:list-item>
          <text:p text:style-name="P7">Barrel <text:s text:c="2"/>- You can’t do anything with the barrel<text:s/></text:p>
        </text:list-item>
      </text:list>
      <text:p text:style-name="P8"/>
      <text:p text:style-name="P9">Rätt svar: Torch</text:p>
      <text:p text:style-name="P10"/>
      <text:p text:style-name="P11">When you’ve lit the torch you see a door, what do you do?</text:p>
      <text:p text:style-name="P12"/>
      <text:list text:style-name="LFO2" text:continue-numbering="true">
        <text:list-item>
          <text:p text:style-name="P13">Open the door <text:s/>- <text:s/>It opens, you walk through into the next room.</text:p>
        </text:list-item>
        <text:list-item>
          <text:p text:style-name="P14">Try to climb back <text:s/>- <text:s/>It’s not possible to climb out the wall is too steep</text:p>
        </text:list-item>
        <text:list-item>
          <text:p text:style-name="P15">Scream for help <text:s/>- <text:s/>no one appears to hear you</text:p>
        </text:list-item>
      </text:list>
      <text:p text:style-name="P16"/>
      <text:p text:style-name="P17">Rätt svar: Open the<text:s/>door</text:p>
      <text:p text:style-name="P18"/>
      <text:p text:style-name="P19"/>
      <text:p text:style-name="P20">Rum 2: you walk through the door in this room you see 3 doors, one is golden, one is wooden and one is rotten. You also see a dead body on the floor from a previous adventurer who failed the dragon’s quest.</text:p>
      <text:p text:style-name="P21"/>
      <text:p text:style-name="P22">Which one do you choose?</text:p>
      <text:p text:style-name="P23"/>
      <text:list text:style-name="LFO3" text:continue-numbering="true">
        <text:list-item>
          <text:p text:style-name="P24">Golden – you<text:s/>open the golden door and walk through it, suddenly you fall through a trap door, you appear to have fallen back to the first room</text:p>
        </text:list-item>
        <text:list-item>
          <text:p text:style-name="P25">Wooden – you open the wooden door and walk through it, in the next room you find a chest with a question on it</text:p>
        </text:list-item>
        <text:list-item>
          <text:p text:style-name="P26">Rotten – you open the rotten door and walk through it, in this room you don’t appear to find anything interesting except another door<text:s/></text:p>
        </text:list-item>
      </text:list>
      <text:p text:style-name="P27"/>
      <text:p text:style-name="P28"/>
      <text:p text:style-name="P29"/>
      <text:p text:style-name="P30">Wooden Room: what do you do</text:p>
      <text:list text:style-name="LFO4" text:continue-numbering="true">
        <text:list-item>
          <text:p text:style-name="P31">Try to solve the riddle<text:s/></text:p>
        </text:list-item>
        <text:list-item>
          <text:p text:style-name="P32">Leave the chest alone – you leave the chest alone and walk through the door<text:s/></text:p>
        </text:list-item>
        <text:list-item>
          <text:p text:style-name="P33">Walk through the door – you walk through the door to the next room</text:p>
        </text:list-item>
      </text:list>
      <text:p text:style-name="P34"/>
      <text:p text:style-name="P35"/>
      <text:p text:style-name="P36">Rotten Room: what do you do?</text:p>
      <text:list text:style-name="LFO5" text:continue-numbering="true">
        <text:list-item>
          <text:p text:style-name="P37">Walk through the door to the next room – you walk through the door</text:p>
        </text:list-item>
      </text:list>
      <text:p text:style-name="P38"/>
      <text:p text:style-name="P39">Room 3: you walk down the corridor to the next room when you arrive you see a monstrous dragon guarding the last door. The dragon notices you and speaks in a low and scary voice “I see you have arrived brave adventurer, i’ve kept my eye on you and I wonder, why are you here?”</text:p>
      <text:p text:style-name="P40">What do you do?</text:p>
      <text:list text:style-name="LFO6" text:continue-numbering="true">
        <text:list-item>
          <text:p text:style-name="P41">You answer him and say you’re looking for your cat – Everything in this castle belongs to me, if you want something from it, you have to fight me.<text:s/></text:p>
        </text:list-item>
        <text:list-item>
          <text:p text:style-name="P42"><text:s/>You ignore him and attack the dragon<text:s/></text:p>
        </text:list-item>
      </text:list>
      <text:p text:style-name="P43"/>
      <text:p text:style-name="P44"/>
      <text:p text:style-name="P45"/>
      <text:p text:style-name="P46"/>
      <text:p text:style-name="P47">You have<text:s/>defeated the monstrous Dragon that<text:s/>guarded the door to your lost cat.</text:p>
      <text:p text:style-name="P48"/>
      <text:p text:style-name="P49"/>
      <text:p text:style-name="P50"/>
      <text:p text:style-name="P51"/>
      <text:p text:style-name="P52"><text:tab/><text:tab/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Ingvarsson</meta:initial-creator>
    <dc:creator>Alexander Ingvarsson</dc:creator>
    <meta:creation-date>2016-02-24T08:40:00Z</meta:creation-date>
    <dc:date>2016-02-24T09:39:00Z</dc:date>
    <meta:template xlink:href="Normal" xlink:type="simple"/>
    <meta:editing-cycles>4</meta:editing-cycles>
    <meta:editing-duration>PT3540S</meta:editing-duration>
    <meta:document-statistic meta:page-count="1" meta:paragraph-count="4" meta:word-count="348" meta:character-count="2191" meta:row-count="15" meta:non-whitespace-character-count="1847"/>
  </office:meta>
</office:document-meta>
</file>